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roid Sans Mono" svg:font-family="'Droid Sans Mono', monospace, monospace, 'Droid Sans Fallback'"/>
    <style:font-face style:name="OpenSymbol" svg:font-family="OpenSymbol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7f848e" style:font-name="Droid Sans Mono" fo:font-size="10.5pt" fo:font-weight="normal" fo:background-color="#23272e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1">
      <style:paragraph-properties fo:margin-top="0cm" fo:margin-bottom="0cm"/>
    </style:style>
    <style:style style:name="P8" style:family="paragraph" style:parent-style-name="Text_20_body" style:list-style-name="L2">
      <style:paragraph-properties fo:margin-top="0cm" fo:margin-bottom="0cm"/>
    </style:style>
    <style:style style:name="P9" style:family="paragraph" style:parent-style-name="Text_20_body" style:list-style-name="L3">
      <style:paragraph-properties fo:margin-top="0cm" fo:margin-bottom="0cm"/>
    </style:style>
    <style:style style:name="P10" style:family="paragraph" style:parent-style-name="Text_20_body" style:list-style-name="L4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lazione su progetto Programmazione Web&amp;Mobile:</text:p>
      <text:p text:style-name="Standard"/>
      <text:p text:style-name="P1">Percorsi ciclabili</text:p>
      <text:p text:style-name="P2"/>
      <text:p text:style-name="P1">L'obiettivo del progetto è la realizzazione di app che guidi alla conoscenza dei percorsi ciclabili della Valchiavenna. </text:p>
      <text:p text:style-name="P1">L'applicazione deve illustrare i percorsi mostrando l'itinerario su una mappa </text:p>
      <text:p text:style-name="P1">e deve consentire l'invio di commenti che possono essere legati o al percorso in generale o a uno specifico marcatore sul percorso. </text:p>
      <text:p text:style-name="Standard"/>
      <text:p text:style-name="Standard">Sezioni:</text:p>
      <text:list xml:id="list1617968565458635161" text:style-name="L4">
        <text:list-item>
          <text:p text:style-name="P10">Breve analisi dei requisiti </text:p>
          <text:list>
            <text:list-item>
              <text:p text:style-name="P10">Destinatari:</text:p>
            </text:list-item>
            <text:list-item>
              <text:p text:style-name="P10">Capacita' e possibilita' tecniche:</text:p>
              <text:list>
                <text:list-item>
                  <text:p text:style-name="P10">Gli utenti di questa applicazione web saranno persone in un range con un'eta' che va dai 20 ai 50 anni</text:p>
                </text:list-item>
                <text:list-item>
                  <text:p text:style-name="P10">Gli utenti conoscono quello che cercano</text:p>
                </text:list-item>
                <text:list-item>
                  <text:p text:style-name="P10">La quantita' di banda richiesta e' medio-alta</text:p>
                </text:list-item>
                <text:list-item>
                  <text:p text:style-name="P10">Computer e/o dispositivo mobile</text:p>
                </text:list-item>
              </text:list>
            </text:list-item>
            <text:list-item>
              <text:p text:style-name="P10">Linguaggio:</text:p>
              <text:list>
                <text:list-item>
                  <text:p text:style-name="P10">Non serve conoscenza di alcun tipo di linguaggio tecnico</text:p>
                </text:list-item>
              </text:list>
            </text:list-item>
            <text:list-item>
              <text:p text:style-name="P10">Motivazione</text:p>
              <text:list>
                <text:list-item>
                  <text:p text:style-name="P10">Tipologia di applicazione informativa</text:p>
                </text:list-item>
                <text:list-item>
                  <text:p text:style-name="P10">Richiede predisposizione alla ricerca diretta o indiretta, ma sempre attiva</text:p>
                </text:list-item>
                <text:list-item>
                  <text:p text:style-name="P10">Un'applicazione studiata per Ricerca attiva e/o Monitoraggio</text:p>
                </text:list-item>
              </text:list>
            </text:list-item>
            <text:list-item>
              <text:p text:style-name="P10">Modello di valore:</text:p>
              <text:list>
                <text:list-item>
                  <text:p text:style-name="P10">Il servizio che da' valore all'applicazione e' la possibilita' di esplorare la rete di pista ciclabili valchiavennasca</text:p>
                </text:list-item>
                <text:list-item>
                  <text:p text:style-name="P10">Il valore dell'applicazione dal punto di vista di un investitore e' la capacita' di raccogliere un bacino di utenza specifico</text:p>
                </text:list-item>
                <text:list-item>
                  <text:p text:style-name="P10">I modelli di business adottabili sono Affiliazione e Ads</text:p>
                </text:list-item>
              </text:list>
            </text:list-item>
            <text:list-item>
              <text:p text:style-name="P10">Flusso di dei dati:</text:p>
            </text:list-item>
            <text:list-item>
              <text:p text:style-name="P10">Ottenere contenuti:</text:p>
              <text:list>
                <text:list-item>
                  <text:p text:style-name="P10">I contenuti sono reperibili dalle API di GoogleMaps</text:p>
                </text:list-item>
                <text:list-item>
                  <text:p text:style-name="P10">Non ci sono costi di produzione e piccole operazioni di riadattamento</text:p>
                </text:list-item>
              </text:list>
            </text:list-item>
            <text:list-item>
              <text:p text:style-name="P10">Archiviare e organizzare i contenuti:</text:p>
              <text:list>
                <text:list-item>
                  <text:p text:style-name="P10">L'archiviazione sara' in locale e su un server su rete locale</text:p>
                </text:list-item>
                <text:list-item>
                  <text:p text:style-name="P10">La selezione dei contenuti sara' automatizzati sulla base della partenza scelta</text:p>
                </text:list-item>
              </text:list>
            </text:list-item>
            <text:list-item>
              <text:p text:style-name="P10">Pubblicare i contenuti:</text:p>
              <text:list>
                <text:list-item>
                  <text:p text:style-name="P10">I contenuti dovranno essere parsati da JSON, la condivisione non e' prevista</text:p>
                </text:list-item>
                <text:list-item>
                  <text:p text:style-name="P10">L'aggiornamento dei dati avviene con frequenza rara</text:p>
                </text:list-item>
                <text:list-item>
                  <text:p text:style-name="P10">Non ci sono vincoli alla pubblicazione</text:p>
                </text:list-item>
              </text:list>
            </text:list-item>
            <text:list-item>
              <text:p text:style-name="P10">Aspetti tecnologici:</text:p>
              <text:list>
                <text:list-item>
                  <text:p text:style-name="P10">Utilizzare MVC</text:p>
                </text:list-item>
              </text:list>
            </text:list-item>
          </text:list>
        </text:list-item>
        <text:list-item>
          <text:p text:style-name="P10">Interfacce </text:p>
        </text:list-item>
        <text:list-item>
          <text:p text:style-name="P10">Flusso dei dati </text:p>
        </text:list-item>
        <text:list-item>
          <text:p text:style-name="P10">Architettura delle risorse </text:p>
        </text:list-item>
        <text:list-item>
          <text:p text:style-name="P10">Architettura del codice </text:p>
        </text:list-item>
        <text:list-item>
          <text:p text:style-name="P6">Sezioni di codice </text:p>
        </text:list-item>
      </text:list>
      <text:p text:style-name="Standard"><text:soft-page-break/></text:p>
      <text:p text:style-name="Standard"/>
      <text:p text:style-name="Standard"/>
      <text:p text:style-name="Standard">Requisiti fondamentali:<text:line-break/>HTML5/CSS </text:p>
      <text:list xml:id="list8695777245271797406" text:style-name="L1">
        <text:list-item>
          <text:p text:style-name="P7">Le pagine devono essere sviluppate in formato HTML5. </text:p>
        </text:list-item>
        <text:list-item>
          <text:p text:style-name="P7">Tutte le pagine devono essere validate. </text:p>
        </text:list-item>
        <text:list-item>
          <text:p text:style-name="P7">Il layout delle pagine deve essere sviluppato con CSS. </text:p>
        </text:list-item>
        <text:list-item>
          <text:p text:style-name="P3">L'applicazione dovrà servirsi di almeno una API HTML5. <text:line-break/><text:line-break/>AJAX </text:p>
        </text:list-item>
      </text:list>
      <text:list xml:id="list1051468159364956944" text:style-name="L2">
        <text:list-item>
          <text:p text:style-name="P8">Il progetto deve implementare una o più chiamate XMLHttpRequest. </text:p>
        </text:list-item>
        <text:list-item>
          <text:p text:style-name="P4">Le chiamate possono interrogare dati in JSON, XML, XHTML, TXT. </text:p>
        </text:list-item>
        <text:list-item>
          <text:p text:style-name="P4">[Utilizza AJAX per il analisi e caricamento in webPage dei dati JSON]</text:p>
        </text:list-item>
      </text:list>
      <text:p text:style-name="Text_20_body"><text:line-break/>NodeJS </text:p>
      <text:list xml:id="list3462099954125722567" text:style-name="L3">
        <text:list-item>
          <text:p text:style-name="P9">Il progetto deve implementare una o più chiamate a un servizio NodeJS sviluppato dallo studente. </text:p>
        </text:list-item>
        <text:list-item>
          <text:p text:style-name="P5">Le chiamate devono interrogare o caricare dati in JSON o XML.</text:p>
        </text:list-item>
        <text:list-item>
          <text:p text:style-name="P5">[Utilizza NodeJS per caricare dati che saranno passati in AJAX]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roid Sans Mono" svg:font-family="'Droid Sans Mono', monospace, monospace, 'Droid Sans Fallback'"/>
    <style:font-face style:name="OpenSymbol" svg:font-family="OpenSymbol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it" fo:country="IT" style:letter-kerning="true" style:font-name-asian="Bitstream Vera Sans" style:font-size-asian="12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etro Masolini</meta:initial-creator>
    <meta:creation-date>2022-02-25T12:21:37</meta:creation-date>
    <dc:date>2022-02-25T12:40:49</dc:date>
    <dc:creator>Pietro Masolini</dc:creator>
    <meta:editing-duration>PT19M12S</meta:editing-duration>
    <meta:editing-cycles>3</meta:editing-cycles>
    <meta:generator>OpenOffice/4.1.9$Unix OpenOffice.org_project/419m1$Build-9805</meta:generator>
    <meta:document-statistic meta:table-count="0" meta:image-count="0" meta:object-count="0" meta:page-count="2" meta:paragraph-count="53" meta:word-count="429" meta:character-count="2631"/>
  </office:meta>
</office:document-meta>
</file>